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EB Garamond 12" svg:font-family="'EB Garamond 12'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1da4" officeooo:paragraph-rsid="00051da4"/>
    </style:style>
    <style:style style:name="P2" style:family="paragraph" style:parent-style-name="Standard">
      <style:text-properties officeooo:paragraph-rsid="00051da4"/>
    </style:style>
    <style:style style:name="P3" style:family="paragraph" style:parent-style-name="Standard">
      <style:paragraph-properties fo:break-before="page"/>
      <style:text-properties officeooo:rsid="0005f033" officeooo:paragraph-rsid="0005f033"/>
    </style:style>
    <style:style style:name="P4" style:family="paragraph" style:parent-style-name="Standard">
      <style:text-properties officeooo:rsid="0005f033" officeooo:paragraph-rsid="0005f033"/>
    </style:style>
    <style:style style:name="P5" style:family="paragraph" style:parent-style-name="Standard">
      <style:text-properties officeooo:rsid="0007abcf" officeooo:paragraph-rsid="0007abcf"/>
    </style:style>
    <style:style style:name="T1" style:family="text">
      <style:text-properties officeooo:rsid="0007abc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66253417" text:style-name="L1">
        <text:list-item>
          <text:p text:style-name="P1">Analyser la carte et identifié les composants recherchés</text:p>
        </text:list-item>
        <text:list-item>
          <text:p text:style-name="P1">analysé ce que fait chaque broche du composant (avec un oscilloscope)</text:p>
        </text:list-item>
        <text:list-item>
          <text:p text:style-name="P1">dans cet exemple il doit trouvé les ports séries pour s’y connecter</text:p>
        </text:list-item>
        <text:list-item>
          <text:p text:style-name="P1">Trouvé les ports séries et les connecter au pc avec un convertisseur serial à usb</text:p>
        </text:list-item>
        <text:list-item>
          <text:p text:style-name="P1">il ouvre 2 terminal et « écoute » les 2 ports série et lorsqu’il démarre l’appareil il voit deux option dont l’un est de démarrer en ligne de commande</text:p>
        </text:list-item>
        <text:list-item>
          <text:p text:style-name="P1">il ouvre avec les identifiants par défaut admin:admin et peut entrer farfouiller dans le systeme</text:p>
        </text:list-item>
        <text:list-item>
          <text:p text:style-name="P1">trouver des mots de passes root, des informations sur la mémoire flash, Changer les infos a l’interieur</text:p>
        </text:list-item>
      </text:list>
      <text:p text:style-name="P2"/>
      <text:p text:style-name="P3">instruction assembleur</text:p>
      <text:p text:style-name="P4"/>
      <text:p text:style-name="P4">registre :</text:p>
      <text:p text:style-name="P4">Registre de données :</text:p>
      <text:p text:style-name="P4"/>
      <text:p text:style-name="P4">AX : Accumulateur : AH= les 8 premiers registres de poid fort (high=&gt; H), AL les 8 derniers registres de poid faible (low =&gt; L)</text:p>
      <text:p text:style-name="P4">BX : Registre de Base (pardois utilisé comme registre d’indexage)</text:p>
      <text:p text:style-name="P4">CX : Registre Count (registre compteur) utiliser pour les opération de comptage</text:p>
      <text:p text:style-name="P4">DX : registre de donnée</text:p>
      <text:p text:style-name="P4">Dans les opérations 32 bits, les 16 bits de poids fort sont placé dans CX et ceux de poids faible dans DX</text:p>
      <text:p text:style-name="P4"/>
      <text:p text:style-name="P4">Les registres d’index (registre 16 bit exclusivement)</text:p>
      <text:p text:style-name="P4"><text:tab/>Registre d’index</text:p>
      <text:p text:style-name="P4">DI : Registre de destination (Destination Index)</text:p>
      <text:p text:style-name="P4">SI : Registre Source (Source Index)</text:p>
      <text:p text:style-name="P4"><text:tab/>registre de pointeur de pile</text:p>
      <text:p text:style-name="P4">BP : Registre de base de la pile</text:p>
      <text:p text:style-name="P4">SP : Pointeur de pile qui pointe sur le sommet de la pile (Stack pointer)</text:p>
      <text:p text:style-name="P4"/>
      <text:p text:style-name="P4">on dit de ces registres d’indexage qu’il « pointent » sur un emplacement mémoire</text:p>
      <text:p text:style-name="P4">si SI contient F000h, on dira qu’il pointe sur l’offset F000h</text:p>
      <text:p text:style-name="P4"/>
      <text:p text:style-name="P4">Les registres de segments</text:p>
      <text:p text:style-name="P4">CS : Instruction du programme (Code segment)</text:p>
      <text:p text:style-name="P4">DS : Données générale (data segment)</text:p>
      <text:p text:style-name="P4">SS : Pointe vers le programme (stack segment)</text:p>
      <text:p text:style-name="P4">ES : Pointe vers les données du programme multi-segment) (extra segment)</text:p>
      <text:p text:style-name="P4"/>
      <text:p text:style-name="P4"/>
      <text:p text:style-name="P4">RAX : qword (64bit)</text:p>
      <text:p text:style-name="P4">EAX : designer le registre A au complet</text:p>
      <text:p text:style-name="P4"/>
      <text:p text:style-name="P4">Mov copier un contenu</text:p>
      <text:p text:style-name="P5">CMP pour comparer 2 éléments</text:p>
      <text:p text:style-name="P5">Call : appeler une fonction</text:p>
      <text:p text:style-name="P5">JMP : saut vers une instruction (une boucle) jz : saut si l’instruction est remplie</text:p>
      <text:p text:style-name="P5">ADD : ajouter une valeur a une autre</text:p>
      <text:p text:style-name="P5">SUB soustrait une valeur a une autre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EB Garamond 12" svg:font-family="'EB Garamond 12'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EB Garamond 12" fo:font-size="12pt" fo:language="fr" fo:country="BE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EB Garamond 12" fo:font-size="12pt" fo:language="fr" fo:country="BE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EB Garamond 12" fo:font-family="'EB Garamond 12'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EB Garamond 12" fo:font-family="'EB Garamond 12'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EB Garamond 12" fo:font-family="'EB Garamond 12'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EB Garamond 12" fo:font-family="'EB Garamond 12'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4T12:30:44.606000000</meta:creation-date>
    <dc:date>2022-08-14T18:26:52.657000000</dc:date>
    <meta:editing-duration>PT1H55M35S</meta:editing-duration>
    <meta:editing-cycles>1</meta:editing-cycles>
    <meta:document-statistic meta:table-count="0" meta:image-count="0" meta:object-count="0" meta:page-count="2" meta:paragraph-count="37" meta:word-count="363" meta:character-count="2027" meta:non-whitespace-character-count="1706"/>
    <meta:generator>LibreOffice/7.3.5.2$Windows_X86_64 LibreOffice_project/184fe81b8c8c30d8b5082578aee2fed2ea847c01</meta:generator>
  </office:meta>
</office:document-meta>
</file>